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7c4" officeooo:paragraph-rsid="000297c4"/>
    </style:style>
    <style:style style:name="P2" style:family="paragraph" style:parent-style-name="Standard">
      <style:paragraph-properties fo:text-align="center" style:justify-single-word="false"/>
      <style:text-properties officeooo:rsid="000297c4" officeooo:paragraph-rsid="000297c4"/>
    </style:style>
    <style:style style:name="P3" style:family="paragraph" style:parent-style-name="Title">
      <style:text-properties officeooo:paragraph-rsid="000297c4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ek 2 Notes</text:p>
      <text:p text:style-name="P1"/>
      <text:h text:style-name="Heading_20_3" text:outline-level="3">Sum of Squared Errors</text:h>
      <text:p text:style-name="P1"/>
      <text:p text:style-name="P2"><draw:g text:anchor-type="as-char" svg:y="-0.54cm" draw:z-index="1" draw:style-name="gr1"><svg:title>TexMaths</svg:title><svg:desc>12§display§E = \dfrac{1}{2} \sum_{i}(t_i - z_i)^2§svg§600§FALSE§</svg:desc><draw:g draw:style-name="gr2"><draw:path draw:style-name="gr3" draw:text-style-name="P4" svg:width="3.466cm" svg:height="1.02cm" svg:x="0.006cm" svg:y="0.023cm" svg:viewBox="0 0 3467 1021" svg:d="M1734 1021c-578 0-1156 0-1734 0 0-341 0-680 0-1021 1156 0 2311 0 3467 0 0 341 0 680 0 1021-577 0-1156 0-1733 0z"><text:p/></draw:path><draw:path draw:style-name="gr4" draw:text-style-name="P5" svg:width="0.304cm" svg:height="0.284cm" svg:x="0.001cm" svg:y="0.28cm" svg:viewBox="0 0 305 285" svg:d="M282 188c1-2 1-5 2-6 0-1 0-5-4-5-5 0-5 3-6 5-28 63-44 90-116 90-20 0-40 0-61 0-6 0-7 0-9 0-4 0-6-1-6-3s0-3 2-11c10-39 19-76 29-114 14 0 27 0 42 0 36 0 36 8 36 19 0 2 0 8-4 20 0 3-1 4-1 5 0 3 2 5 6 5s5-2 6-8c8-33 16-66 24-99 0-2-2-4-5-4s-5 2-6 7c-8 32-17 42-55 42-13 0-26 0-40 0 9-34 17-69 26-102 3-15 4-16 22-16 21 0 40 0 60 0 51 0 64 12 64 47 0 10 0 11-1 22 0 2-1 4-1 7 0 1 1 6 4 6 5 0 6-3 6-11 3-24 6-49 9-73 1-11 0-11-11-11-71 0-143 0-214 0-8 0-12 0-12 8 0 5 4 5 12 5 16 0 28 0 28 7 0 2 0 3-2 10-20 74-38 149-57 223-3 17-5 19-38 19-7 0-11 0-11 9 0 4 4 4 11 4 73 0 146 0 219 0 10 0 10 0 14-7 13-30 25-60 38-90z"><text:p/></draw:path><draw:path draw:style-name="gr5" draw:text-style-name="P5" svg:width="0.28cm" svg:height="0.097cm" svg:x="0.46cm" svg:y="0.412cm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5" svg:width="0.138cm" svg:height="0.28cm" svg:x="0.97cm" svg:y="0.001cm" svg:viewBox="0 0 139 281" svg:d="M86 11c0-10 0-11-9-11-27 28-64 28-77 28 0 4 0 8 0 13 8 0 34 0 55-12 0 73 0 145 0 218 0 16-1 20-39 20-5 0-9 0-14 0 0 4 0 9 0 14 15-2 52-2 69-2s53 0 68 2c0-5 0-10 0-14-5 0-8 0-13 0-38 0-40-4-40-20 0-79 0-157 0-236z"><text:p/></draw:path><draw:path draw:style-name="gr7" draw:text-style-name="P5" svg:width="0.209cm" svg:height="0.016cm" svg:x="0.933cm" svg:y="0.452cm" svg:viewBox="0 0 210 17" svg:d="M104 17c-34 0-69 0-104 0 0-6 0-11 0-17 70 0 140 0 210 0 0 6 0 11 0 17-35 0-71 0-106 0z"><text:p/></draw:path><draw:path draw:style-name="gr8" draw:text-style-name="P5" svg:width="0.167cm" svg:height="0.28cm" svg:x="0.954cm" svg:y="0.572cm" svg:viewBox="0 0 168 281" svg:d="M32 248c15-14 30-29 45-43 66-59 91-81 91-123 0-48-37-82-89-82-48 0-79 40-79 77 0 23 22 23 23 23 7 0 21-5 21-22 0-11-7-22-22-22-3 0-4 0-5 0 9-27 32-43 56-43 39 0 57 35 57 69 0 33-21 67-45 93-26 30-54 60-80 90-5 5-5 6-5 16 52 0 104 0 156 0 4-26 8-50 12-74-4 0-6 0-10 0-2 12-6 32-9 38-4 3-31 3-41 3-25 0-50 0-76 0z"><text:p/></draw:path><draw:path draw:style-name="gr9" draw:text-style-name="P5" svg:width="0.559cm" svg:height="0.587cm" svg:x="1.288cm" svg:y="0.167cm" svg:viewBox="0 0 560 588" svg:d="M510 588c17-45 34-89 50-134-3 0-6 0-9 0-17 44-61 72-111 86-8 2-50 12-130 12-86 0-170 0-255 0 72-83 143-167 215-251 2-4 4-5 4-6s0-2-3-7c-66-90-131-179-197-268 77 0 154 0 231 0 56 0 95 6 99 6 23 4 59 11 93 33 11 6 39 25 54 60 3 0 6 0 9 0-16-40-33-79-50-119-167 0-332 0-499 0-10 0-10 0-11 2 0 2 0 10 0 15 74 102 149 202 223 304-73 86-145 171-218 255-5 4-4 4-5 7 0 5 4 5 11 5 167 0 332 0 499 0z"><text:p/></draw:path><draw:path draw:style-name="gr10" draw:text-style-name="P5" svg:width="0.088cm" svg:height="0.198cm" svg:x="1.524cm" svg:y="0.866cm" svg:viewBox="0 0 89 199" svg:d="M82 12c0-5-4-12-12-12-9 0-17 8-17 17 0 5 3 11 12 11 8 0 17-9 17-16zM22 162c-2 3-4 7-4 12 0 13 12 25 29 25 29 0 42-41 42-46 0-3-4-3-5-3-4 0-5 1-5 5-7 24-20 36-32 36-5 0-7-4-7-11 0-6 2-12 4-18 4-9 6-17 10-24 2-7 13-34 14-37 2-4 3-7 3-10 0-14-12-25-29-25-29 0-42 40-42 46 0 3 4 3 5 3 3 0 3-1 5-5 8-25 20-36 32-36 4 0 7 3 7 10s-2 12-9 30c-6 16-12 32-18 48z"><text:p/></draw:path><draw:path draw:style-name="gr11" draw:text-style-name="P5" svg:width="0.097cm" svg:height="0.42cm" svg:x="1.914cm" svg:y="0.25cm" svg:viewBox="0 0 98 421" svg:d="M98 417c0-2 0-2-7-9-53-53-66-133-66-197 0-73 16-147 67-199 6-6 6-6 6-7 0-4-2-5-4-5-4 0-42 29-68 83-20 45-26 92-26 128 0 32 5 83 28 131 26 51 62 79 66 79 2 0 4-1 4-4z"><text:p/></draw:path><draw:path draw:style-name="gr12" draw:text-style-name="P5" svg:width="0.129cm" svg:height="0.266cm" svg:x="2.046cm" svg:y="0.302cm" svg:viewBox="0 0 130 267" svg:d="M78 95c13 0 26 0 40 0 8 0 12 0 12-9 0-4-4-4-12-4-12 0-26 0-38 0 16-60 18-69 18-71 0-7-4-11-12-11-1 0-13 0-16 14-6 23-11 45-17 68-13 0-27 0-40 0-8 0-13 0-13 8 0 5 4 5 12 5 12 0 25 0 37 0-30 120-32 127-32 134 0 23 17 38 39 38 42 0 68-61 68-64 0-4-4-4-6-4-4 0-4 1-6 6-18 43-41 53-56 53-8 0-13-5-13-19 0-10 1-14 4-21 11-41 20-82 31-123z"><text:p/></draw:path><draw:path draw:style-name="gr13" draw:text-style-name="P5" svg:width="0.088cm" svg:height="0.197cm" svg:x="2.203cm" svg:y="0.434cm" svg:viewBox="0 0 89 198" svg:d="M82 11c0-5-4-11-12-11-9 0-17 7-17 17 0 5 3 11 12 11 8 0 17-9 17-17zM22 161c-2 3-4 7-4 13 0 13 12 24 29 24 29 0 42-40 42-45 0-3-4-3-5-3-4 0-4 1-5 5-7 22-20 36-32 36-5 0-7-5-7-11 0-7 2-12 4-19 4-8 6-16 10-23 2-7 13-35 14-38 2-3 3-6 3-10 0-13-12-24-29-24-29 0-42 40-42 44s4 4 5 4c3 0 3-1 5-5 8-25 20-36 32-36 4 0 7 3 7 11 0 7-2 11-9 30-6 16-12 31-18 47z"><text:p/></draw:path><draw:path draw:style-name="gr14" draw:text-style-name="P5" svg:width="0.257cm" svg:height="0.016cm" svg:x="2.457cm" svg:y="0.452cm" svg:viewBox="0 0 258 17" svg:d="M244 17c7 0 14 0 14-9 0-8-7-8-14-8-76 0-153 0-228 0-8 0-16 0-16 8 0 9 8 9 16 9 75 0 152 0 228 0z"><text:p/></draw:path><draw:path draw:style-name="gr15" draw:text-style-name="P5" svg:width="0.178cm" svg:height="0.19cm" svg:x="2.863cm" svg:y="0.38cm" svg:viewBox="0 0 179 191" svg:d="M37 151c23-24 35-35 51-48 13-12 26-23 40-37 41-40 51-60 51-61 0-5-4-4-5-5-4 0-5 1-7 5-12 20-22 27-31 27-11 0-16-7-22-14-7-10-14-18-29-18-31 0-51 40-51 48 0 2 1 5 6 5 3 0 4-3 4-5 9-19 33-19 36-19 9 0 17 2 27 6 17 6 21 6 32 6-14 18-50 49-59 55-12 12-25 24-37 36-29 27-43 51-43 55s4 4 5 4c3 0 3-2 6-5 11-16 23-27 36-27 9 0 14 4 25 16 7 10 14 16 26 16 42 0 66-53 66-65 0-2-1-4-4-4-4 0-5 3-6 5-10 28-36 36-51 36-8 0-15-2-25-6-14-5-20-7-29-7-1 0-8 0-12 1z"><text:p/></draw:path><draw:path draw:style-name="gr16" draw:text-style-name="P5" svg:width="0.089cm" svg:height="0.197cm" svg:x="3.054cm" svg:y="0.434cm" svg:viewBox="0 0 90 198" svg:d="M83 11c0-5-4-11-12-11-9 0-17 7-17 17 0 5 4 11 12 11s17-9 17-17zM22 161c-2 3-3 7-3 13 0 13 12 24 29 24 29 0 42-40 42-45 0-3-4-3-5-3-3 0-5 1-6 5-6 22-19 36-31 36-6 0-7-5-7-11 0-7 2-12 5-19 3-8 6-16 9-23s13-35 15-38c1-3 2-6 2-10 0-13-12-24-29-24-29 0-43 40-43 44s5 4 6 4c4 0 4-1 5-5 7-25 20-36 31-36 5 0 8 3 8 11 0 7-2 11-9 30-6 16-13 31-19 47z"><text:p/></draw:path><draw:path draw:style-name="gr17" draw:text-style-name="P5" svg:width="0.096cm" svg:height="0.42cm" svg:x="3.205cm" svg:y="0.25cm" svg:viewBox="0 0 97 421" svg:d="M97 211c0-34-3-84-27-132-26-51-62-79-66-79-3 0-4 2-4 5 0 1 0 1 8 9 41 41 65 108 65 197 0 72-15 145-67 199-6 5-6 5-6 7 0 3 1 4 4 4 4 0 43-29 67-82 21-46 26-93 26-128z"><text:p/></draw:path><draw:path draw:style-name="gr18" draw:text-style-name="P5" svg:width="0.13cm" svg:height="0.194cm" svg:x="3.363cm" svg:y="0.197cm" svg:viewBox="0 0 131 195" svg:d="M131 143c-4 0-7 0-11 0 0 6-4 24-7 26s-25 2-29 2c-18 0-37 0-55 0 31-27 42-35 60-50 21-17 42-35 42-63 0-36-31-58-70-58-36 0-61 26-61 53 0 15 13 17 16 17 7 0 15-5 15-16 0-5-2-16-17-16 9-20 29-27 44-27 28 0 44 23 44 47 0 26-18 46-28 56-24 24-46 47-70 71-4 2-4 3-4 10 41 0 80 0 121 0 4-18 6-34 10-52z"><text:p/></draw:path></draw:g></draw:g></text:p>
      <text:p text:style-name="P1"/>
      <text:h text:style-name="Heading_20_3" text:outline-level="3">Cross Entropy</text:h>
      <text:p text:style-name="P2"><draw:g text:anchor-type="as-char" svg:y="-0.406cm" draw:z-index="0" draw:style-name="gr1"><svg:title>TexMaths</svg:title><svg:desc>12§display§E = \sum_{i} (-t_i\log(z_i) - (1-t_i)\log(1-z_i)§svg§600§FALSE§</svg:desc><draw:g draw:style-name="gr2"><draw:path draw:style-name="gr19" draw:text-style-name="P4" svg:width="7.351cm" svg:height="0.855cm" svg:x="0.006cm" svg:y="0.023cm" svg:viewBox="0 0 7352 856" svg:d="M3677 856c-1227 0-2452 0-3677 0 0-286 0-570 0-856 2450 0 4902 0 7352 0 0 286 0 570 0 856-1225 0-2450 0-3675 0z"><text:p/></draw:path><draw:path draw:style-name="gr20" draw:text-style-name="P5" svg:width="0.304cm" svg:height="0.285cm" svg:x="0.001cm" svg:y="0.115cm" svg:viewBox="0 0 305 286" svg:d="M282 188c1-2 2-4 2-6 0-1 0-4-4-4-5 0-5 2-6 4-28 63-44 92-116 92-20 0-40 0-61 0-6 0-7 0-9-1-4 0-6 0-6-4 0-1 0-2 2-10 10-38 19-77 29-115 14 0 27 0 42 0 36 0 36 8 36 19 0 3 0 9-4 21 0 2-1 3-1 4 0 3 2 5 6 5s5-2 6-8c8-33 16-66 24-99 0-2-2-4-5-4s-5 2-6 7c-8 32-17 42-55 42-13 0-26 0-40 0 9-34 17-69 26-102 3-15 4-16 22-16 21 0 40 0 60 0 51 0 64 12 64 47 0 10 0 11-1 22 0 2-1 6-1 8 0 1 1 5 4 5 5 0 6-3 6-11 3-24 6-49 9-73 1-11 0-11-11-11-71 0-143 0-214 0-8 0-12 0-12 8 0 5 4 5 12 5 16 0 28 0 28 7 0 3 0 3-2 11-20 75-38 148-57 222-3 17-5 21-38 21-7 0-11 0-11 7 0 5 4 5 11 5 73 0 146 0 219 0 10 0 10 0 14-7 13-31 25-61 38-91z"><text:p/></draw:path><draw:path draw:style-name="gr21" draw:text-style-name="P5" svg:width="0.28cm" svg:height="0.097cm" svg:x="0.46cm" svg:y="0.247cm" svg:viewBox="0 0 281 98" svg:d="M266 17c6 0 15 0 15-9 0-8-9-8-15-8-84 0-168 0-252 0-6 0-14 0-14 8 0 9 8 9 14 9 84 0 168 0 252 0zM266 98c6 0 15 0 15-8s-9-8-15-8c-84 0-168 0-252 0-6 0-14 0-14 8s8 8 14 8c84 0 168 0 252 0z"><text:p/></draw:path><draw:path draw:style-name="gr22" draw:text-style-name="P5" svg:width="0.561cm" svg:height="0.587cm" svg:x="0.906cm" svg:y="0.001cm" svg:viewBox="0 0 562 588" svg:d="M510 588c17-44 35-89 52-133-4 0-8 0-11 0-17 43-61 71-109 84-10 2-51 13-132 13-86 0-170 0-255 0 72-84 143-167 215-251 4-2 4-3 4-6 0-1 0-2-3-7-66-90-131-179-197-268 77 0 155 0 232 0 56 0 95 6 98 8 23 2 60 9 93 31 11 7 39 25 54 60 3 0 7 0 11 0-17-40-35-79-52-119-166 0-332 0-498 0-10 0-11 1-12 4 0 1 0 8 0 13 74 102 149 203 223 305-73 85-145 169-218 254-5 5-4 5-5 7 0 5 5 5 12 5 166 0 332 0 498 0z"><text:p/></draw:path><draw:path draw:style-name="gr23" draw:text-style-name="P5" svg:width="0.089cm" svg:height="0.197cm" svg:x="1.141cm" svg:y="0.702cm" svg:viewBox="0 0 90 198" svg:d="M82 11c0-5-4-11-12-11s-16 7-16 16c0 4 4 10 11 10 8 0 17-8 17-15zM22 161c-2 3-3 7-3 12 0 13 12 25 28 25 30 0 43-41 43-46 0-3-4-2-5-3-5 0-5 2-6 5-7 24-20 36-31 36-6 0-7-4-7-11 0-6 1-12 5-18 2-9 6-17 8-24 4-7 14-34 16-37 0-4 1-8 1-10 0-14-12-25-28-25-30 0-43 39-43 45 0 4 4 4 5 4 5 0 5-1 6-5 7-25 20-36 31-36 5 0 7 3 7 11 0 6-1 11-9 29-6 15-12 32-18 48z"><text:p/></draw:path><draw:path draw:style-name="gr24" draw:text-style-name="P5" svg:width="0.096cm" svg:height="0.42cm" svg:x="1.533cm" svg:y="0.085cm" svg:viewBox="0 0 97 421" svg:d="M97 418c0-1 0-3-7-10-53-53-66-133-66-197 0-73 16-146 68-199 5-5 5-6 5-7 0-4-1-5-3-5-5 0-42 29-68 83-21 45-26 92-26 128 0 33 5 84 28 131 25 52 61 79 66 79 2 0 3-1 3-3z"><text:p/></draw:path><draw:path draw:style-name="gr25" draw:text-style-name="P5" svg:width="0.256cm" svg:height="0.016cm" svg:x="1.69cm" svg:y="0.288cm" svg:viewBox="0 0 257 17" svg:d="M242 17c8 0 15 0 15-9 0-8-7-8-15-8-75 0-152 0-228 0-7 0-14 0-14 8 0 9 7 9 14 9 76 0 153 0 228 0z"><text:p/></draw:path><draw:path draw:style-name="gr26" draw:text-style-name="P5" svg:width="0.129cm" svg:height="0.267cm" svg:x="1.993cm" svg:y="0.138cm" svg:viewBox="0 0 130 268" svg:d="M77 95c13 0 26 0 39 0 9 0 14 0 14-9 0-4-5-4-12-4-12 0-26 0-38 0 16-60 17-69 17-71 0-7-5-11-12-11-1 0-13 0-17 14-4 23-10 45-15 68-13 0-28 0-41 0-8 0-12 0-12 8 0 5 4 5 12 5 12 0 25 0 37 0-31 120-32 127-32 134 0 23 15 39 38 39 43 0 67-62 67-65 0-4-3-4-4-4-4 0-5 1-6 6-18 43-41 54-56 54-8 0-13-6-13-20 0-10 1-12 3-19 10-42 20-83 31-125z"><text:p/></draw:path><draw:path draw:style-name="gr27" draw:text-style-name="P5" svg:width="0.089cm" svg:height="0.198cm" svg:x="2.149cm" svg:y="0.269cm" svg:viewBox="0 0 90 199" svg:d="M82 12c0-5-4-12-11-12-9 0-17 8-17 17 0 5 4 11 12 11s16-9 16-16zM22 161c-2 5-3 7-3 13 0 13 12 25 28 25 30 0 43-41 43-45s-4-4-5-4c-5 0-5 1-6 5-6 24-19 36-31 36-6 0-7-5-7-11 0-7 2-12 5-19 2-7 6-16 9-23s13-35 15-37c1-4 1-7 1-10 0-14-12-25-28-25-29 0-43 40-43 44 0 5 4 4 5 5 5 0 5-2 6-5 7-25 20-36 31-36 5 0 7 3 7 10s-1 12-8 30c-6 16-13 31-19 47z"><text:p/></draw:path><draw:path draw:style-name="gr28" draw:text-style-name="P5" svg:width="0.093cm" svg:height="0.291cm" svg:x="2.36cm" svg:y="0.108cm" svg:viewBox="0 0 94 292" svg:d="M60 0c-20 1-40 4-60 5 0 5 0 8 0 13 29 0 32 2 32 23 0 73 0 146 0 220 0 19-4 19-32 19 0 3 0 7 0 12 13 0 36-1 47-1s31 1 47 1c0-5 0-9 0-12-29 0-34 0-34-19 0-88 0-175 0-261z"><text:p/></draw:path><draw:path draw:style-name="gr29" draw:text-style-name="P5" svg:width="0.185cm" svg:height="0.192cm" svg:x="2.475cm" svg:y="0.212cm" svg:viewBox="0 0 186 193" svg:d="M186 98c0-54-42-98-92-98-53 0-94 47-94 98 0 56 43 95 92 95 52 0 94-41 94-95zM94 184c-18 0-38-10-48-29-11-18-11-45-11-59 0-17 0-40 9-58 12-20 32-28 48-28 20 0 38 9 48 27 11 18 11 42 11 59 0 14 0 37-9 56-9 18-28 32-48 32z"><text:p/></draw:path><draw:path draw:style-name="gr30" draw:text-style-name="P5" svg:width="0.192cm" svg:height="0.276cm" svg:x="2.685cm" svg:y="0.211cm" svg:viewBox="0 0 193 277" svg:d="M83 118c-37 0-37-42-37-52 0-11 0-25 7-35 2-6 13-18 30-18 36 0 36 43 36 53 0 11 0 24-6 35-4 5-13 17-30 17zM34 134c0-2 0-12 7-20 17 12 33 13 42 13 38 0 68-29 68-61 0-16-7-31-18-41 16-14 30-17 39-17 1 0 2 0 3 2-5 1-6 6-6 10 0 8 5 12 12 12 4 0 12-2 12-12 0-7-5-20-21-20-9 0-27 2-45 19-18-14-36-15-44-15-40 0-69 30-69 62 0 18 9 34 20 43-5 6-14 21-14 35 0 13 6 29 20 37-26 7-40 25-40 42 0 30 42 54 94 54 50 0 93-21 93-55 0-14-6-36-27-48-22-11-47-11-72-11-11 0-29 0-33-1-13-1-21-14-21-28zM94 268c-42 0-71-22-71-45 0-19 15-35 35-36 8 0 15 0 24 0 36 0 84 0 84 36 0 23-30 45-72 45z"><text:p/></draw:path><draw:path draw:style-name="gr31" draw:text-style-name="P5" svg:width="0.096cm" svg:height="0.42cm" svg:x="2.932cm" svg:y="0.085cm" svg:viewBox="0 0 97 421" svg:d="M97 418c0-1 0-3-7-10-52-53-66-133-66-197 0-73 17-146 68-199 5-5 5-6 5-7 0-4-1-5-3-5-5 0-42 29-68 83-21 45-26 92-26 128 0 33 5 84 28 131 25 52 61 79 66 79 2 0 3-1 3-3z"><text:p/></draw:path><draw:path draw:style-name="gr32" draw:text-style-name="P5" svg:width="0.178cm" svg:height="0.19cm" svg:x="3.073cm" svg:y="0.215cm" svg:viewBox="0 0 179 191" svg:d="M38 151c23-24 35-35 50-48 14-12 26-23 42-37 39-40 49-60 49-61 0-5-4-5-5-5-2 0-4 1-6 5-13 20-23 27-32 27-11 0-15-7-22-14-7-10-14-18-29-18-31 0-50 40-50 48 0 2 1 5 5 5 3 0 4-1 6-5 7-19 32-19 34-19 10 0 17 2 28 6 17 6 20 6 32 6-15 19-51 49-58 55-14 12-26 24-39 36-29 28-43 52-43 55 0 4 4 4 5 4 3 0 5 0 7-5 10-16 22-26 36-26 10 0 13 3 24 15 7 10 14 16 26 16 42 0 68-53 68-65 0-1-3-4-6-4-4 0-4 3-5 5-11 28-37 36-52 36-8 0-15-2-24-6-14-5-21-7-30-7-1 0-7 0-11 1z"><text:p/></draw:path><draw:path draw:style-name="gr33" draw:text-style-name="P5" svg:width="0.088cm" svg:height="0.198cm" svg:x="3.265cm" svg:y="0.269cm" svg:viewBox="0 0 89 199" svg:d="M82 12c0-5-4-12-12-12-9 0-17 8-17 17 0 5 3 11 12 11 8 0 17-9 17-16zM22 161c-2 5-3 7-3 13 0 13 11 25 28 25 29 0 42-41 42-45s-4-4-5-4c-4 0-4 1-5 5-7 24-20 36-31 36-6 0-8-5-8-11 0-7 2-12 4-19 4-7 8-16 10-23s13-35 14-37c2-4 3-7 3-10 0-14-12-25-29-25-29 0-42 40-42 44 0 5 4 5 5 5 3 0 5-2 5-5 8-25 21-36 32-36 5 0 7 3 7 10s-2 12-9 30c-6 16-12 31-18 47z"><text:p/></draw:path><draw:path draw:style-name="gr34" draw:text-style-name="P5" svg:width="0.097cm" svg:height="0.42cm" svg:x="3.415cm" svg:y="0.085cm" svg:viewBox="0 0 98 421" svg:d="M98 211c0-33-4-84-27-132-27-51-63-79-66-79s-5 2-5 5c0 1 0 2 8 9 41 42 65 108 65 197 0 72-15 146-67 200-6 4-6 6-6 7 0 2 2 3 5 3s42-28 67-81c22-47 26-94 26-129z"><text:p/></draw:path><draw:path draw:style-name="gr35" draw:text-style-name="P5" svg:width="0.257cm" svg:height="0.016cm" svg:x="3.682cm" svg:y="0.288cm" svg:viewBox="0 0 258 17" svg:d="M242 17c8 0 16 0 16-9 0-8-8-8-16-8-75 0-152 0-228 0-7 0-14 0-14 8 0 9 7 9 14 9 76 0 153 0 228 0z"><text:p/></draw:path><draw:path draw:style-name="gr36" draw:text-style-name="P5" svg:width="0.097cm" svg:height="0.42cm" svg:x="4.111cm" svg:y="0.085cm" svg:viewBox="0 0 98 421" svg:d="M98 418c0-1 0-3-7-10-53-53-67-133-67-197 0-73 17-146 68-199 6-5 6-6 6-7 0-4-2-5-4-5-4 0-42 29-68 83-21 45-26 92-26 128 0 33 5 84 28 131 25 52 62 79 66 79 2 0 4-1 4-3z"><text:p/></draw:path><draw:path draw:style-name="gr37" draw:text-style-name="P5" svg:width="0.138cm" svg:height="0.279cm" svg:x="4.27cm" svg:y="0.121cm" svg:viewBox="0 0 139 280" svg:d="M86 11c0-10 0-11-9-11-27 26-64 26-77 26 0 5 0 9 0 14 8 0 34 0 55-11 0 73 0 145 0 218 0 15-1 21-38 21-5 0-10 0-15 0 0 3 0 7 0 12 16-1 52-1 69-1s54 0 68 1c0-5 0-9 0-12-5 0-8 0-13 0-38 0-40-5-40-21 0-79 0-157 0-236z"><text:p/></draw:path><draw:path draw:style-name="gr38" draw:text-style-name="P5" svg:width="0.257cm" svg:height="0.016cm" svg:x="4.573cm" svg:y="0.288cm" svg:viewBox="0 0 258 17" svg:d="M242 17c8 0 16 0 16-9 0-8-8-8-16-8-75 0-152 0-228 0-7 0-14 0-14 8 0 9 7 9 14 9 76 0 153 0 228 0z"><text:p/></draw:path><draw:path draw:style-name="gr39" draw:text-style-name="P5" svg:width="0.129cm" svg:height="0.267cm" svg:x="4.969cm" svg:y="0.138cm" svg:viewBox="0 0 130 268" svg:d="M77 95c13 0 27 0 41 0 8 0 12 0 12-9 0-4-4-4-12-4-12 0-26 0-38 0 16-60 18-69 18-71 0-7-6-11-12-11-2 0-13 0-18 14-4 23-10 45-15 68-13 0-27 0-40 0-8 0-13 0-13 8 0 5 4 5 12 5 12 0 25 0 37 0-30 120-32 127-32 134 0 23 17 39 39 39 42 0 66-62 66-65 0-4-2-4-4-4-4 0-4 1-6 6-18 43-41 54-56 54-8 0-13-6-13-20 0-10 1-12 3-19 10-42 20-83 31-125z"><text:p/></draw:path><draw:path draw:style-name="gr40" draw:text-style-name="P5" svg:width="0.088cm" svg:height="0.198cm" svg:x="5.126cm" svg:y="0.269cm" svg:viewBox="0 0 89 199" svg:d="M82 12c0-5-4-12-12-12-9 0-17 8-17 17 0 5 3 11 12 11 8 0 17-9 17-16zM20 161c0 5-2 7-2 13 0 13 12 25 29 25 29 0 42-41 42-45s-4-4-5-4c-4 0-5 1-6 5-6 24-19 36-31 36-6 0-7-5-7-11 0-7 2-12 4-19 4-7 6-16 10-23 2-7 13-35 14-37 2-4 3-7 3-10 0-14-12-25-29-25-29 0-42 40-42 44 0 5 4 5 5 5 3 0 3-2 5-5 8-25 20-36 31-36 5 0 8 3 8 10s-2 12-9 30c-6 16-14 31-20 47z"><text:p/></draw:path><draw:path draw:style-name="gr41" draw:text-style-name="P5" svg:width="0.097cm" svg:height="0.42cm" svg:x="5.276cm" svg:y="0.085cm" svg:viewBox="0 0 98 421" svg:d="M98 211c0-33-4-84-28-132-26-51-62-79-65-79-4 0-5 2-5 5 0 1 0 2 8 9 41 42 65 108 65 197 0 72-15 146-67 200-6 4-6 6-6 7 0 2 1 3 5 3 3 0 42-28 66-81 21-47 27-94 27-129z"><text:p/></draw:path><draw:path draw:style-name="gr42" draw:text-style-name="P5" svg:width="0.093cm" svg:height="0.291cm" svg:x="5.5cm" svg:y="0.108cm" svg:viewBox="0 0 94 292" svg:d="M60 0c-20 1-40 4-60 5 0 5 0 8 0 13 29 0 32 2 32 23 0 73 0 146 0 220 0 19-4 19-32 19 0 3 0 7 0 12 13 0 36-1 47-1s31 1 47 1c0-5 0-9 0-12-29 0-34 0-34-19 0-88 0-175 0-261z"><text:p/></draw:path><draw:path draw:style-name="gr43" draw:text-style-name="P5" svg:width="0.185cm" svg:height="0.192cm" svg:x="5.615cm" svg:y="0.212cm" svg:viewBox="0 0 186 193" svg:d="M186 98c0-54-42-98-92-98-53 0-94 47-94 98 0 56 43 95 92 95 52 0 94-41 94-95zM94 184c-18 0-38-10-48-29-11-18-11-45-11-59 0-17 0-40 9-58 12-20 32-28 48-28 20 0 38 9 48 27 11 18 11 42 11 59 0 14 0 37-9 56-9 18-28 32-48 32z"><text:p/></draw:path><draw:path draw:style-name="gr44" draw:text-style-name="P5" svg:width="0.192cm" svg:height="0.276cm" svg:x="5.825cm" svg:y="0.211cm" svg:viewBox="0 0 193 277" svg:d="M82 118c-36 0-36-42-36-52 0-11 0-25 7-35 2-6 12-18 29-18 37 0 37 43 37 53 0 11 0 24-7 35-3 5-12 17-30 17zM34 134c0-2 0-12 7-20 15 12 33 13 41 13 39 0 68-29 68-61 0-16-6-31-17-41 16-14 30-17 39-17 1 0 2 0 3 2-5 1-6 6-6 10 0 8 5 12 12 12 4 0 12-2 12-12 0-7-5-20-21-20-9 0-28 2-45 19-18-14-36-15-45-15-39 0-68 30-68 62 0 18 9 34 20 43-6 6-14 21-14 35 0 13 6 29 20 37-26 7-40 25-40 42 0 30 42 54 94 54 49 0 93-21 93-55 0-14-6-36-27-48-22-11-47-11-72-11-11 0-29 0-33-1-13-1-21-14-21-28zM94 268c-42 0-71-22-71-45 0-19 15-35 33-36 9 0 17 0 26 0 36 0 84 0 84 36 0 23-30 45-72 45z"><text:p/></draw:path><draw:path draw:style-name="gr45" draw:text-style-name="P5" svg:width="0.096cm" svg:height="0.42cm" svg:x="6.073cm" svg:y="0.085cm" svg:viewBox="0 0 97 421" svg:d="M97 418c0-1 0-3-7-10-53-53-66-133-66-197 0-73 17-146 68-199 5-5 5-6 5-7 0-4-1-5-3-5-5 0-42 29-68 83-21 45-26 92-26 128 0 33 5 84 28 131 25 52 61 79 66 79 2 0 3-1 3-3z"><text:p/></draw:path><draw:path draw:style-name="gr46" draw:text-style-name="P5" svg:width="0.138cm" svg:height="0.279cm" svg:x="6.232cm" svg:y="0.121cm" svg:viewBox="0 0 139 280" svg:d="M86 11c0-10 0-11-9-11-27 26-64 26-77 26 0 5 0 9 0 14 8 0 34 0 55-11 0 73 0 145 0 218 0 15-1 21-39 21-5 0-9 0-14 0 0 3 0 7 0 12 15-1 52-1 69-1s54 0 68 1c0-5 0-9 0-12-5 0-8 0-13 0-38 0-40-5-40-21 0-79 0-157 0-236z"><text:p/></draw:path><draw:path draw:style-name="gr47" draw:text-style-name="P5" svg:width="0.256cm" svg:height="0.016cm" svg:x="6.535cm" svg:y="0.288cm" svg:viewBox="0 0 257 17" svg:d="M242 17c8 0 15 0 15-9 0-8-7-8-15-8-75 0-152 0-228 0-7 0-14 0-14 8 0 9 7 9 14 9 76 0 153 0 228 0z"><text:p/></draw:path><draw:path draw:style-name="gr48" draw:text-style-name="P5" svg:width="0.178cm" svg:height="0.19cm" svg:x="6.939cm" svg:y="0.215cm" svg:viewBox="0 0 179 191" svg:d="M38 151c23-24 35-35 50-48 14-12 26-23 42-37 39-40 49-60 49-61 0-5-4-5-5-5-2 0-4 1-6 5-13 20-23 27-32 27-11 0-15-7-21-14-8-10-15-18-30-18-31 0-50 40-50 48 0 2 1 5 5 5 3 0 4-1 6-5 7-19 32-19 34-19 10 0 17 2 28 6 17 6 20 6 32 6-15 19-51 49-58 55-14 12-26 24-39 36-29 28-43 52-43 55 0 4 4 4 5 4 3 0 5 0 7-5 10-16 22-26 36-26 10 0 13 3 24 15 7 10 14 16 28 16 40 0 66-53 66-65 0-1-3-4-6-4-4 0-4 3-5 5-11 28-37 36-52 36-8 0-15-2-24-6-14-5-21-7-30-7-1 0-7 0-11 1z"><text:p/></draw:path><draw:path draw:style-name="gr49" draw:text-style-name="P5" svg:width="0.088cm" svg:height="0.198cm" svg:x="7.131cm" svg:y="0.269cm" svg:viewBox="0 0 89 199" svg:d="M82 12c0-5-4-12-12-12-9 0-17 8-17 17 0 5 5 11 12 11 8 0 17-9 17-16zM22 161c-2 5-3 7-3 13 0 13 11 25 28 25 30 0 42-41 42-45s-4-4-5-4c-4 0-4 1-5 5-7 24-20 36-31 36-6 0-8-5-8-11 0-7 2-12 4-19 4-7 8-16 10-23 4-7 13-35 14-37 2-4 3-7 3-10 0-14-12-25-29-25-29 0-42 40-42 44 0 5 4 5 5 5 3 0 5-2 5-5 8-25 21-36 32-36 5 0 7 3 7 10s-2 12-9 30c-6 16-12 31-18 47z"><text:p/></draw:path><draw:path draw:style-name="gr50" draw:text-style-name="P5" svg:width="0.097cm" svg:height="0.42cm" svg:x="7.281cm" svg:y="0.085cm" svg:viewBox="0 0 98 421" svg:d="M98 211c0-33-4-84-27-132-25-51-63-79-66-79s-5 2-5 5c0 1 0 2 8 9 41 42 65 108 65 197 0 72-15 146-67 200-6 4-6 6-6 7 0 2 2 3 5 3s42-28 67-81c22-47 26-94 26-129z"><text:p/></draw:path></draw:g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21:04:16.432647940</meta:creation-date>
    <dc:date>2022-09-11T21:13:09.781954650</dc:date>
    <meta:editing-duration>PT8M53S</meta:editing-duration>
    <meta:editing-cycles>1</meta:editing-cycles>
    <meta:document-statistic meta:table-count="0" meta:image-count="0" meta:object-count="0" meta:page-count="1" meta:paragraph-count="5" meta:word-count="15" meta:character-count="80" meta:non-whitespace-character-count="70"/>
    <meta:generator>LibreOffice/7.3.5.2$Linux_X86_64 LibreOffice_project/30$Build-2</meta:generator>
  </office:meta>
</office:document-meta>
</file>